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C00A80000096000000A0EAD671D6070A5EDE3.wmf" manifest:media-type="image/x-wmf"/>
  <manifest:file-entry manifest:full-path="Pictures/100000010000005B00000061B53AE0F6D31A8E38.png" manifest:media-type="image/png"/>
  <manifest:file-entry manifest:full-path="Pictures/100000000000009A000000A5B4A66513AD45ACE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5.503cm" fo:margin-left="0.002cm" fo:margin-top="0cm" fo:margin-bottom="0cm" table:align="left" style:writing-mode="lr-tb"/>
    </style:style>
    <style:style style:name="Tabela1.A" style:family="table-column">
      <style:table-column-properties style:column-width="2.251cm"/>
    </style:style>
    <style:style style:name="Tabela1.B" style:family="table-column">
      <style:table-column-properties style:column-width="1.748cm"/>
    </style:style>
    <style:style style:name="Tabela1.C" style:family="table-column">
      <style:table-column-properties style:column-width="8.001cm"/>
    </style:style>
    <style:style style:name="Tabela1.D" style:family="table-column">
      <style:table-column-properties style:column-width="3.50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fdfdf" fo:padding-left="0.191cm" fo:padding-right="0.191cm" fo:padding-top="0cm" fo:padding-bottom="0cm" fo:border="0.75pt solid #000000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="0.75pt solid #000000"/>
    </style:style>
    <style:style style:name="Tabela1.B2" style:family="table-cell">
      <style:table-cell-properties fo:padding-left="0.191cm" fo:padding-right="0.191cm" fo:padding-top="0cm" fo:padding-bottom="0cm" fo:border="0.75pt solid #000000"/>
    </style:style>
    <style:style style:name="Tabela1.C2" style:family="table-cell">
      <style:table-cell-properties fo:padding-left="0.191cm" fo:padding-right="0.191cm" fo:padding-top="0cm" fo:padding-bottom="0cm" fo:border="0.75pt solid #000000"/>
    </style:style>
    <style:style style:name="Tabela1.D2" style:family="table-cell">
      <style:table-cell-properties fo:padding-left="0.191cm" fo:padding-right="0.191cm" fo:padding-top="0cm" fo:padding-bottom="0cm" fo:border="0.75pt solid #000000"/>
    </style:style>
    <style:style style:name="Tabela1.A3" style:family="table-cell">
      <style:table-cell-properties fo:padding-left="0.191cm" fo:padding-right="0.191cm" fo:padding-top="0cm" fo:padding-bottom="0cm" fo:border="0.75pt solid #000000"/>
    </style:style>
    <style:style style:name="Tabela1.B3" style:family="table-cell">
      <style:table-cell-properties fo:padding-left="0.191cm" fo:padding-right="0.191cm" fo:padding-top="0cm" fo:padding-bottom="0cm" fo:border="0.75pt solid #000000"/>
    </style:style>
    <style:style style:name="Tabela1.C3" style:family="table-cell">
      <style:table-cell-properties fo:padding-left="0.191cm" fo:padding-right="0.191cm" fo:padding-top="0cm" fo:padding-bottom="0cm" fo:border="0.75pt solid #000000"/>
    </style:style>
    <style:style style:name="Tabela1.D3" style:family="table-cell">
      <style:table-cell-properties fo:padding-left="0.191cm" fo:padding-right="0.191cm" fo:padding-top="0cm" fo:padding-bottom="0cm" fo:border="0.75pt solid #000000"/>
    </style:style>
    <style:style style:name="Tabela1.A4" style:family="table-cell">
      <style:table-cell-properties fo:padding-left="0.191cm" fo:padding-right="0.191cm" fo:padding-top="0cm" fo:padding-bottom="0cm" fo:border="0.75pt solid #000000"/>
    </style:style>
    <style:style style:name="Tabela1.B4" style:family="table-cell">
      <style:table-cell-properties fo:padding-left="0.191cm" fo:padding-right="0.191cm" fo:padding-top="0cm" fo:padding-bottom="0cm" fo:border="0.75pt solid #000000"/>
    </style:style>
    <style:style style:name="Tabela1.C4" style:family="table-cell">
      <style:table-cell-properties fo:padding-left="0.191cm" fo:padding-right="0.191cm" fo:padding-top="0cm" fo:padding-bottom="0cm" fo:border="0.75pt solid #000000"/>
    </style:style>
    <style:style style:name="Tabela1.D4" style:family="table-cell">
      <style:table-cell-properties fo:padding-left="0.191cm" fo:padding-right="0.191cm" fo:padding-top="0cm" fo:padding-bottom="0cm" fo:border="0.75pt solid #000000"/>
    </style:style>
    <style:style style:name="Tabela1.A5" style:family="table-cell">
      <style:table-cell-properties fo:padding-left="0.191cm" fo:padding-right="0.191cm" fo:padding-top="0cm" fo:padding-bottom="0cm" fo:border="0.75pt solid #000000"/>
    </style:style>
    <style:style style:name="Tabela1.B5" style:family="table-cell">
      <style:table-cell-properties fo:padding-left="0.191cm" fo:padding-right="0.191cm" fo:padding-top="0cm" fo:padding-bottom="0cm" fo:border="0.75pt solid #000000"/>
    </style:style>
    <style:style style:name="Tabela1.C5" style:family="table-cell">
      <style:table-cell-properties fo:padding-left="0.191cm" fo:padding-right="0.191cm" fo:padding-top="0cm" fo:padding-bottom="0cm" fo:border="0.75pt solid #000000"/>
    </style:style>
    <style:style style:name="Tabela1.D5" style:family="table-cell">
      <style:table-cell-properties fo:padding-left="0.191cm" fo:padding-right="0.191cm" fo:padding-top="0cm" fo:padding-bottom="0cm" fo:border="0.75pt solid #000000"/>
    </style:style>
    <style:style style:name="Tabela1.A6" style:family="table-cell">
      <style:table-cell-properties fo:padding-left="0.191cm" fo:padding-right="0.191cm" fo:padding-top="0cm" fo:padding-bottom="0cm" fo:border="0.75pt solid #000000"/>
    </style:style>
    <style:style style:name="Tabela1.B6" style:family="table-cell">
      <style:table-cell-properties fo:padding-left="0.191cm" fo:padding-right="0.191cm" fo:padding-top="0cm" fo:padding-bottom="0cm" fo:border="0.75pt solid #000000"/>
    </style:style>
    <style:style style:name="Tabela1.C6" style:family="table-cell">
      <style:table-cell-properties fo:padding-left="0.191cm" fo:padding-right="0.191cm" fo:padding-top="0cm" fo:padding-bottom="0cm" fo:border="0.75pt solid #000000"/>
    </style:style>
    <style:style style:name="Tabela1.D6" style:family="table-cell">
      <style:table-cell-properties fo:padding-left="0.191cm" fo:padding-right="0.191cm" fo:padding-top="0cm" fo:padding-bottom="0cm" fo:border="0.75pt solid #000000"/>
    </style:style>
    <style:style style:name="Tabela1.A7" style:family="table-cell">
      <style:table-cell-properties fo:padding-left="0.191cm" fo:padding-right="0.191cm" fo:padding-top="0cm" fo:padding-bottom="0cm" fo:border="0.75pt solid #000000"/>
    </style:style>
    <style:style style:name="Tabela1.B7" style:family="table-cell">
      <style:table-cell-properties fo:padding-left="0.191cm" fo:padding-right="0.191cm" fo:padding-top="0cm" fo:padding-bottom="0cm" fo:border="0.75pt solid #000000"/>
    </style:style>
    <style:style style:name="Tabela1.C7" style:family="table-cell">
      <style:table-cell-properties fo:padding-left="0.191cm" fo:padding-right="0.191cm" fo:padding-top="0cm" fo:padding-bottom="0cm" fo:border="0.75pt solid #000000"/>
    </style:style>
    <style:style style:name="Tabela1.D7" style:family="table-cell">
      <style:table-cell-properties fo:padding-left="0.191cm" fo:padding-right="0.191cm" fo:padding-top="0cm" fo:padding-bottom="0cm" fo:border="0.75pt solid #000000"/>
    </style:style>
    <style:style style:name="Tabela1.A8" style:family="table-cell">
      <style:table-cell-properties fo:padding-left="0.191cm" fo:padding-right="0.191cm" fo:padding-top="0cm" fo:padding-bottom="0cm" fo:border="0.75pt solid #000000"/>
    </style:style>
    <style:style style:name="Tabela1.B8" style:family="table-cell">
      <style:table-cell-properties fo:padding-left="0.191cm" fo:padding-right="0.191cm" fo:padding-top="0cm" fo:padding-bottom="0cm" fo:border="0.75pt solid #000000"/>
    </style:style>
    <style:style style:name="Tabela1.C8" style:family="table-cell">
      <style:table-cell-properties fo:padding-left="0.191cm" fo:padding-right="0.191cm" fo:padding-top="0cm" fo:padding-bottom="0cm" fo:border="0.75pt solid #000000"/>
    </style:style>
    <style:style style:name="Tabela1.D8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5.503cm" fo:margin-left="0.002cm" fo:margin-top="0cm" fo:margin-bottom="0cm" table:align="left" style:writing-mode="lr-tb"/>
    </style:style>
    <style:style style:name="Tabela2.A" style:family="table-column">
      <style:table-column-properties style:column-width="1.752cm"/>
    </style:style>
    <style:style style:name="Tabela2.B" style:family="table-column">
      <style:table-column-properties style:column-width="6.749cm"/>
    </style:style>
    <style:style style:name="Tabela2.C" style:family="table-column">
      <style:table-column-properties style:column-width="7.003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dfdfdf" fo:padding-left="0.191cm" fo:padding-right="0.191cm" fo:padding-top="0cm" fo:padding-bottom="0cm" fo:border="0.75pt solid #000000">
        <style:background-image/>
      </style:table-cell-properties>
    </style:style>
    <style:style style:name="Tabela2.A2" style:family="table-cell">
      <style:table-cell-properties fo:padding-left="0.191cm" fo:padding-right="0.191cm" fo:padding-top="0cm" fo:padding-bottom="0cm" fo:border="0.75pt solid #000000"/>
    </style:style>
    <style:style style:name="Tabela2.B2" style:family="table-cell">
      <style:table-cell-properties fo:padding-left="0.191cm" fo:padding-right="0.191cm" fo:padding-top="0cm" fo:padding-bottom="0cm" fo:border="0.75pt solid #000000"/>
    </style:style>
    <style:style style:name="Tabela2.C2" style:family="table-cell">
      <style:table-cell-properties fo:padding-left="0.191cm" fo:padding-right="0.191cm" fo:padding-top="0cm" fo:padding-bottom="0cm" fo:border="0.75pt solid #000000"/>
    </style:style>
    <style:style style:name="Tabela2.A3" style:family="table-cell">
      <style:table-cell-properties fo:padding-left="0.191cm" fo:padding-right="0.191cm" fo:padding-top="0cm" fo:padding-bottom="0cm" fo:border="0.75pt solid #000000"/>
    </style:style>
    <style:style style:name="Tabela2.B3" style:family="table-cell">
      <style:table-cell-properties fo:padding-left="0.191cm" fo:padding-right="0.191cm" fo:padding-top="0cm" fo:padding-bottom="0cm" fo:border="0.75pt solid #000000"/>
    </style:style>
    <style:style style:name="Tabela2.C3" style:family="table-cell">
      <style:table-cell-properties fo:padding-left="0.191cm" fo:padding-right="0.191cm" fo:padding-top="0cm" fo:padding-bottom="0cm" fo:border="0.75pt solid #000000"/>
    </style:style>
    <style:style style:name="Tabela2.A4" style:family="table-cell">
      <style:table-cell-properties fo:padding-left="0.191cm" fo:padding-right="0.191cm" fo:padding-top="0cm" fo:padding-bottom="0cm" fo:border="0.75pt solid #000000"/>
    </style:style>
    <style:style style:name="Tabela2.B4" style:family="table-cell">
      <style:table-cell-properties fo:padding-left="0.191cm" fo:padding-right="0.191cm" fo:padding-top="0cm" fo:padding-bottom="0cm" fo:border="0.75pt solid #000000"/>
    </style:style>
    <style:style style:name="Tabela2.C4" style:family="table-cell">
      <style:table-cell-properties fo:padding-left="0.191cm" fo:padding-right="0.191cm" fo:padding-top="0cm" fo:padding-bottom="0cm" fo:border="0.75pt solid #000000"/>
    </style:style>
    <style:style style:name="Tabela4" style:family="table">
      <style:table-properties style:width="14.878cm" fo:margin-left="-0.191cm" fo:margin-top="0cm" fo:margin-bottom="0cm" table:align="left" style:writing-mode="lr-tb"/>
    </style:style>
    <style:style style:name="Tabela4.A" style:family="table-column">
      <style:table-column-properties style:column-width="3.191cm"/>
    </style:style>
    <style:style style:name="Tabela4.B" style:family="table-column">
      <style:table-column-properties style:column-width="0.751cm"/>
    </style:style>
    <style:style style:name="Tabela4.C" style:family="table-column">
      <style:table-column-properties style:column-width="3.5cm"/>
    </style:style>
    <style:style style:name="Tabela4.D" style:family="table-column">
      <style:table-column-properties style:column-width="0.75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4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none"/>
    </style:style>
    <style:style style:name="Tabela6" style:family="table">
      <style:table-properties style:width="15.998cm" table:align="margins" style:writing-mode="lr-tb"/>
    </style:style>
    <style:style style:name="Tabela6.A" style:family="table-column">
      <style:table-column-properties style:column-width="15.998cm" style:rel-column-width="65535*"/>
    </style:style>
    <style:style style:name="Tabela6.A1" style:family="table-cell">
      <style:table-cell-properties style:writing-mode="page"/>
    </style:style>
    <style:style style:name="P1" style:family="paragraph" style:parent-style-name="Body_20_Text_20_2">
      <style:text-properties fo:font-size="18pt" fo:font-style="normal" fo:font-weight="bold" style:font-size-asian="18pt" style:font-style-asian="normal" style:font-weight-asian="bold"/>
    </style:style>
    <style:style style:name="P2" style:family="paragraph" style:parent-style-name="Body_20_Text_20_2">
      <style:paragraph-properties fo:text-align="start" style:justify-single-word="false"/>
      <style:text-properties fo:font-size="18pt" fo:font-style="normal" fo:font-weight="bold" style:font-size-asian="18pt" style:font-style-asian="normal" style:font-weight-asian="bold"/>
    </style:style>
    <style:style style:name="P3" style:family="paragraph" style:parent-style-name="Contents_20_1">
      <style:paragraph-properties>
        <style:tab-stops>
          <style:tab-stop style:position="0.847cm"/>
          <style:tab-stop style:position="15.98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.693cm"/>
          <style:tab-stop style:position="15.98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2.117cm"/>
          <style:tab-stop style:position="15.98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7" style:family="paragraph" style:parent-style-name="Footer">
      <style:paragraph-properties fo:padding="0cm" fo:border="none"/>
    </style:style>
    <style:style style:name="P8" style:family="paragraph" style:parent-style-name="Footer">
      <style:paragraph-properties fo:margin-left="0cm" fo:margin-right="0.635cm" fo:text-indent="0cm" style:auto-text-indent="false"/>
    </style:style>
    <style:style style:name="P9" style:family="paragraph" style:parent-style-name="Footer">
      <style:paragraph-properties fo:text-align="start" style:justify-single-word="false" fo:orphans="0" fo:widows="0"/>
    </style:style>
    <style:style style:name="P10" style:family="paragraph" style:parent-style-name="Footer">
      <style:paragraph-properties fo:text-align="end" style:justify-single-word="false" fo:orphans="0" fo:widows="0"/>
    </style:style>
    <style:style style:name="P11" style:family="paragraph" style:parent-style-name="Header">
      <style:paragraph-properties fo:margin-top="0cm" fo:margin-bottom="0cm" style:contextual-spacing="false"/>
    </style:style>
    <style:style style:name="P12" style:family="paragraph" style:parent-style-name="Header">
      <style:paragraph-properties fo:text-align="end" style:justify-single-word="false" fo:padding-left="0cm" fo:padding-right="0cm" fo:padding-top="0.035cm" fo:padding-bottom="0.106cm" fo:border-left="none" fo:border-right="none" fo:border-top="0.51pt solid #000000" fo:border-bottom="0.51pt solid #000000"/>
    </style:style>
    <style:style style:name="P13" style:family="paragraph" style:parent-style-name="Header">
      <style:paragraph-properties fo:margin-top="0.106cm" fo:margin-bottom="0cm" style:contextual-spacing="false"/>
    </style:style>
    <style:style style:name="P14" style:family="paragraph" style:parent-style-name="Heading_20_1"/>
    <style:style style:name="P15" style:family="paragraph" style:parent-style-name="Heading_20_1">
      <style:paragraph-properties fo:margin-left="0.76cm" fo:margin-right="0cm" fo:text-indent="-0.76cm" style:auto-text-indent="false"/>
    </style:style>
    <style:style style:name="P16" style:family="paragraph" style:parent-style-name="Heading_20_1" style:master-page-name="Converted4">
      <style:paragraph-properties style:page-number="auto"/>
    </style:style>
    <style:style style:name="P17" style:family="paragraph" style:parent-style-name="Heading_20_1">
      <style:text-properties officeooo:paragraph-rsid="000b5744"/>
    </style:style>
    <style:style style:name="P18" style:family="paragraph" style:parent-style-name="Heading_20_1">
      <style:paragraph-properties fo:margin-left="0.76cm" fo:margin-right="0cm" fo:text-indent="-0.76cm" style:auto-text-indent="false"/>
      <style:text-properties officeooo:paragraph-rsid="000b5744"/>
    </style:style>
    <style:style style:name="P19" style:family="paragraph" style:parent-style-name="Heading_20_2"/>
    <style:style style:name="P20" style:family="paragraph" style:parent-style-name="Heading_20_3"/>
    <style:style style:name="P21" style:family="paragraph" style:parent-style-name="List_20_Bullet">
      <style:paragraph-properties fo:margin-left="2.54cm" fo:margin-right="0cm" fo:text-indent="0cm" style:auto-text-indent="false"/>
    </style:style>
    <style:style style:name="P22" style:family="paragraph" style:parent-style-name="Requisito">
      <style:paragraph-properties fo:margin-left="0cm" fo:margin-right="0cm" fo:text-indent="0cm" style:auto-text-indent="false"/>
    </style:style>
    <style:style style:name="P23" style:family="paragraph" style:parent-style-name="Requisito">
      <style:paragraph-properties fo:margin-left="0cm" fo:margin-right="0cm" fo:text-indent="0cm" style:auto-text-indent="false"/>
    </style:style>
    <style:style style:name="P24" style:family="paragraph" style:parent-style-name="Standard">
      <style:paragraph-properties fo:margin-top="0cm" fo:margin-bottom="0cm" style:contextual-spacing="false"/>
    </style:style>
    <style:style style:name="P25" style:family="paragraph" style:parent-style-name="Standard">
      <style:paragraph-properties fo:margin-top="0cm" fo:margin-bottom="0cm" style:contextual-spacing="false" fo:padding-left="0cm" fo:padding-right="0cm" fo:padding-top="0.035cm" fo:padding-bottom="0cm" fo:border-left="none" fo:border-right="none" fo:border-top="0.74pt solid #000000" fo:border-bottom="none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27" style:family="paragraph" style:parent-style-name="Standard">
      <style:paragraph-properties fo:margin-top="0.423cm" fo:margin-bottom="0.423cm" style:contextual-spacing="false" fo:text-align="end" style:justify-single-word="false" fo:orphans="0" fo:widows="0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29" style:family="paragraph" style:parent-style-name="Standard">
      <style:paragraph-properties fo:margin-left="-0.191cm" fo:margin-right="0cm" fo:margin-top="0.423cm" fo:margin-bottom="0.423cm" style:contextual-spacing="false" fo:text-align="start" style:justify-single-word="false" fo:orphans="0" fo:widows="0" fo:text-indent="0cm" style:auto-text-indent="false"/>
    </style:style>
    <style:style style:name="P30" style:family="paragraph" style:parent-style-name="Standard" style:master-page-name="Converted1">
      <style:paragraph-properties style:page-number="auto"/>
      <style:text-properties fo:color="#0000ff" loext:opacity="100%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 style:list-style-name="WWNum32"/>
    <style:style style:name="P33" style:family="paragraph" style:parent-style-name="Standard">
      <style:text-properties fo:font-weight="bold" style:font-weight-asian="bold"/>
    </style:style>
    <style:style style:name="P34" style:family="paragraph" style:parent-style-name="Standard">
      <style:paragraph-properties fo:margin-top="0.423cm" fo:margin-bottom="0.423cm" style:contextual-spacing="false" fo:orphans="0" fo:widows="0"/>
    </style:style>
    <style:style style:name="P35" style:family="paragraph" style:parent-style-name="Standard" style:list-style-name="WWNum35"/>
    <style:style style:name="P36" style:family="paragraph" style:parent-style-name="Standard">
      <style:text-properties officeooo:paragraph-rsid="000b5744"/>
    </style:style>
    <style:style style:name="P37" style:family="paragraph" style:parent-style-name="Standard" style:list-style-name="L1">
      <style:text-properties officeooo:paragraph-rsid="000b5744"/>
    </style:style>
    <style:style style:name="P38" style:family="paragraph" style:parent-style-name="Standard">
      <style:text-properties officeooo:rsid="000b5744" officeooo:paragraph-rsid="000b5744"/>
    </style:style>
    <style:style style:name="P39" style:family="paragraph" style:parent-style-name="Tabletext">
      <style:paragraph-properties fo:margin-left="0.06cm" fo:margin-right="0cm" fo:text-indent="0cm" style:auto-text-indent="false"/>
    </style:style>
    <style:style style:name="P40" style:family="paragraph" style:parent-style-name="Tabletext">
      <style:paragraph-properties fo:margin-left="0cm" fo:margin-right="0cm" fo:text-align="center" style:justify-single-word="false" fo:orphans="0" fo:widows="0" fo:text-indent="0cm" style:auto-text-indent="false"/>
    </style:style>
    <style:style style:name="P41" style:family="paragraph" style:parent-style-name="Tabletext">
      <style:paragraph-properties fo:margin-left="0.06cm" fo:margin-right="0cm" fo:text-align="center" style:justify-single-word="false" fo:orphans="0" fo:widows="0" fo:text-indent="0cm" style:auto-text-indent="false"/>
    </style:style>
    <style:style style:name="P42" style:family="paragraph" style:parent-style-name="Tabletext">
      <style:paragraph-properties fo:margin-left="0.053cm" fo:margin-right="0cm" fo:text-align="center" style:justify-single-word="false" fo:orphans="0" fo:widows="0" fo:text-indent="0cm" style:auto-text-indent="false"/>
    </style:style>
    <style:style style:name="P43" style:family="paragraph" style:parent-style-name="Tabletext">
      <style:paragraph-properties fo:margin-left="0cm" fo:margin-right="0cm" fo:orphans="0" fo:widows="0" fo:text-indent="0cm" style:auto-text-indent="false"/>
    </style:style>
    <style:style style:name="P44" style:family="paragraph" style:parent-style-name="Tabletext">
      <style:paragraph-properties fo:margin-left="0.06cm" fo:margin-right="0cm" fo:orphans="0" fo:widows="0" fo:text-indent="0cm" style:auto-text-indent="false"/>
    </style:style>
    <style:style style:name="P45" style:family="paragraph" style:parent-style-name="Tabletext">
      <style:paragraph-properties fo:margin-left="0.053cm" fo:margin-right="0cm" fo:orphans="0" fo:widows="0" fo:text-indent="0cm" style:auto-text-indent="false"/>
    </style:style>
    <style:style style:name="P46" style:family="paragraph" style:parent-style-name="Tabletext">
      <style:paragraph-properties fo:margin-left="0cm" fo:margin-right="0cm" fo:text-align="justify" style:justify-single-word="false" fo:orphans="0" fo:widows="0" fo:text-indent="0cm" style:auto-text-indent="false"/>
      <style:text-properties style:font-name="Times New Roman" fo:language="pt" fo:country="BR"/>
    </style:style>
    <style:style style:name="P47" style:family="paragraph" style:parent-style-name="Tabletext">
      <style:paragraph-properties fo:margin-left="0.06cm" fo:margin-right="0cm" fo:orphans="0" fo:widows="0" fo:text-indent="0cm" style:auto-text-indent="false"/>
      <style:text-properties style:font-name="Times New Roman" fo:language="pt" fo:country="BR"/>
    </style:style>
    <style:style style:name="P48" style:family="paragraph" style:parent-style-name="Tabletext">
      <style:paragraph-properties fo:margin-left="0.053cm" fo:margin-right="0cm" fo:orphans="0" fo:widows="0" fo:text-indent="0cm" style:auto-text-indent="false"/>
      <style:text-properties style:font-name="Times New Roman" fo:language="pt" fo:country="BR"/>
    </style:style>
    <style:style style:name="P49" style:family="paragraph" style:parent-style-name="Tabletext">
      <style:paragraph-properties fo:margin-left="0cm" fo:margin-right="0cm" fo:orphans="0" fo:widows="0" fo:text-indent="0cm" style:auto-text-indent="false"/>
      <style:text-properties style:font-name="Times New Roman" fo:language="pt" fo:country="BR"/>
    </style:style>
    <style:style style:name="P50" style:family="paragraph" style:parent-style-name="Tabletext">
      <style:paragraph-properties fo:margin-left="0.053cm" fo:margin-right="0cm" fo:orphans="0" fo:widows="0" fo:text-indent="0cm" style:auto-text-indent="false"/>
      <style:text-properties style:font-name="Times New Roman" fo:font-size="9pt" fo:language="pt" fo:country="BR" style:font-size-asian="9pt"/>
    </style:style>
    <style:style style:name="P51" style:family="paragraph" style:parent-style-name="conteudo" style:list-style-name="" style:master-page-name="Converted3">
      <style:paragraph-properties style:page-number="auto"/>
    </style:style>
    <style:style style:name="P52" style:family="paragraph" style:parent-style-name="titulo" style:master-page-name="First_20_Page">
      <style:paragraph-properties style:page-number="auto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8pt" fo:language="pt" fo:country="BR" style:font-size-asian="18pt" style:font-size-complex="18pt"/>
    </style:style>
    <style:style style:name="T3" style:family="text">
      <style:text-properties style:font-name="Times New Roman" fo:font-size="11pt" fo:language="pt" fo:country="BR" fo:font-weight="bold" style:font-size-asian="11pt" style:font-weight-asian="bold"/>
    </style:style>
    <style:style style:name="T4" style:family="text">
      <style:text-properties style:font-name="Times New Roman" fo:language="pt" fo:country="BR"/>
    </style:style>
    <style:style style:name="T5" style:family="text">
      <style:text-properties style:font-name="Times New Roman" fo:font-size="9pt" fo:language="pt" fo:country="BR" style:font-size-asian="9pt"/>
    </style:style>
    <style:style style:name="T6" style:family="text">
      <style:text-properties style:font-name="Times New Roman" fo:font-style="italic" style:font-style-asian="italic"/>
    </style:style>
    <style:style style:name="T7" style:family="text">
      <style:text-properties style:font-name="Times New Roman" officeooo:rsid="000b5744"/>
    </style:style>
    <style:style style:name="T8" style:family="text">
      <style:text-properties fo:color="#0000ff" loext:opacity="100%" style:font-name="Times New Roman" fo:font-style="italic" style:font-style-asian="italic"/>
    </style:style>
    <style:style style:name="T9" style:family="text">
      <style:text-properties fo:color="#0000ff" loext:opacity="100%" style:font-name="Times New Roman" fo:font-style="italic" fo:font-weight="normal" style:font-style-asian="italic" style:font-weight-asian="normal"/>
    </style:style>
    <style:style style:name="T10" style:family="text">
      <style:text-properties fo:color="#0000ff" loext:opacity="100%" style:font-name="Times New Roman" fo:language="pt" fo:country="BR"/>
    </style:style>
    <style:style style:name="T11" style:family="text">
      <style:text-properties fo:color="#0000ff" loext:opacity="100%" style:font-name="Times" fo:language="pt" fo:country="BR"/>
    </style:style>
    <style:style style:name="T12" style:family="text">
      <style:text-properties fo:color="#0000ff" loext:opacity="100%" fo:font-weight="normal" style:font-weight-asian="normal"/>
    </style:style>
    <style:style style:name="T13" style:family="text">
      <style:text-properties fo:color="#0000ff" loext:opacity="100%" fo:font-style="italic" style:font-style-asian="italic"/>
    </style:style>
    <style:style style:name="T14" style:family="text">
      <style:text-properties fo:color="#0000ff" loext:opacity="100%"/>
    </style:style>
    <style:style style:name="T15" style:family="text">
      <style:text-properties fo:color="#0000ff" loext:opacity="100%" officeooo:rsid="000b5744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tyle="normal" fo:font-weight="normal" style:font-style-asian="normal" style:font-weight-asian="normal" style:font-size-complex="12pt"/>
    </style:style>
    <style:style style:name="T18" style:family="text">
      <style:text-properties fo:font-size="12pt" fo:font-weight="normal" style:font-size-asian="12pt" style:font-weight-asian="normal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tyle="italic" style:font-style-asian="italic"/>
    </style:style>
    <style:style style:name="T21" style:family="text">
      <style:text-properties style:language-asian="en" style:country-asian="US"/>
    </style:style>
    <style:style style:name="T22" style:family="text">
      <style:text-properties fo:font-weight="bold" style:font-weight-asian="bold"/>
    </style:style>
    <style:style style:name="T23" style:family="text">
      <style:text-properties fo:color="#ff0000" loext:opacity="100%" fo:font-weight="bold" style:font-weight-asian="bold"/>
    </style:style>
    <style:style style:name="T24" style:family="text">
      <style:text-properties style:font-name="Wingdings" style:font-name-asian="Wingdings1" style:font-name-complex="Wingdings1"/>
    </style:style>
    <style:style style:name="T25" style:family="text">
      <style:text-properties fo:color="#000000" loext:opacity="100%" officeooo:rsid="000b5744"/>
    </style:style>
    <style:style style:name="T26" style:family="text"/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1">Documento de Requisitos Funcionais</text:span></text:p>
      <text:p text:style-name="sistema"><text:span text:style-name="T8">&lt;Nome do Sistema&gt;</text:span></text:p>
      <text:p text:style-name="Standard"/>
      <text:p text:style-name="Standard"/>
      <text:p text:style-name="Standard"/>
      <text:p text:style-name="Standard"/>
      <text:p text:style-name="Removeable_20_Text"><text:span text:style-name="T2">&lt;INSTRUÇÕES DO TEMPLATE: REMOVA TODO O TEXTO QUE CONTIVER ESTE ESTILO APÓS TER COMPLETADO A SEÇÃO. SUBSTITUA TODO O TEXTO DE ESTILO NORMAL&gt;</text:span></text:p>
      <text:p text:style-name="P30"/>
      <text:p text:style-name="P39"><text:span text:style-name="T11">&lt;A cada alteração no documento, o histórico de alterações deve ser preenchido. A cada alteração, o dígito de versão à direita deve ser incrementado. Incremente o dígito esquerdo sempre que o documento for homologado e está pronto para ser enviado à fase seguinte de desenvolvimento.&gt;</text:span></text:p>
      <text:p text:style-name="P31"><text:span text:style-name="T16">Histórico de Alteraçõ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0"><text:span text:style-name="T3">Data</text:span></text:p>
          </table:table-cell>
          <table:table-cell table:style-name="Tabela1.A1" office:value-type="string">
            <text:p text:style-name="P41"><text:span text:style-name="T3">Versão</text:span></text:p>
          </table:table-cell>
          <table:table-cell table:style-name="Tabela1.A1" office:value-type="string">
            <text:p text:style-name="P41"><text:span text:style-name="T3">Descrição</text:span></text:p>
          </table:table-cell>
          <table:table-cell table:style-name="Tabela1.A1" office:value-type="string">
            <text:p text:style-name="P42"><text:span text:style-name="T3">Autor</text:span></text:p>
          </table:table-cell>
        </table:table-row>
        <table:table-row table:style-name="Tabela1.1">
          <table:table-cell table:style-name="Tabela1.A2" office:value-type="string">
            <text:p text:style-name="P43"><text:span text:style-name="T10">&lt;dd/mm/aa&gt;</text:span></text:p>
          </table:table-cell>
          <table:table-cell table:style-name="Tabela1.B2" office:value-type="string">
            <text:p text:style-name="P44"><text:span text:style-name="T10">&lt;x.x&gt;</text:span></text:p>
          </table:table-cell>
          <table:table-cell table:style-name="Tabela1.C2" office:value-type="string">
            <text:p text:style-name="P44"><text:span text:style-name="T10">&lt;Descrição da modificação&gt;</text:span></text:p>
          </table:table-cell>
          <table:table-cell table:style-name="Tabela1.D2" office:value-type="string">
            <text:p text:style-name="P45"><text:span text:style-name="T10">&lt;nome do autor&gt;</text:span></text:p>
          </table:table-cell>
        </table:table-row>
        <table:table-row table:style-name="Tabela1.1">
          <table:table-cell table:style-name="Tabela1.A3" office:value-type="string">
            <text:p text:style-name="P46"/>
          </table:table-cell>
          <table:table-cell table:style-name="Tabela1.B3" office:value-type="string">
            <text:p text:style-name="P47"/>
          </table:table-cell>
          <table:table-cell table:style-name="Tabela1.C3" office:value-type="string">
            <text:p text:style-name="P47"/>
          </table:table-cell>
          <table:table-cell table:style-name="Tabela1.D3" office:value-type="string">
            <text:p text:style-name="P48"/>
          </table:table-cell>
        </table:table-row>
        <table:table-row table:style-name="Tabela1.1">
          <table:table-cell table:style-name="Tabela1.A4" office:value-type="string">
            <text:p text:style-name="P49"/>
          </table:table-cell>
          <table:table-cell table:style-name="Tabela1.B4" office:value-type="string">
            <text:p text:style-name="P47"/>
          </table:table-cell>
          <table:table-cell table:style-name="Tabela1.C4" office:value-type="string">
            <text:p text:style-name="P47"/>
          </table:table-cell>
          <table:table-cell table:style-name="Tabela1.D4" office:value-type="string">
            <text:p text:style-name="P48"/>
          </table:table-cell>
        </table:table-row>
        <table:table-row table:style-name="Tabela1.1">
          <table:table-cell table:style-name="Tabela1.A5" office:value-type="string">
            <text:p text:style-name="P49"/>
          </table:table-cell>
          <table:table-cell table:style-name="Tabela1.B5" office:value-type="string">
            <text:p text:style-name="P47"/>
          </table:table-cell>
          <table:table-cell table:style-name="Tabela1.C5" office:value-type="string">
            <text:p text:style-name="P47"/>
          </table:table-cell>
          <table:table-cell table:style-name="Tabela1.D5" office:value-type="string">
            <text:p text:style-name="P48"/>
          </table:table-cell>
        </table:table-row>
        <table:table-row table:style-name="Tabela1.1">
          <table:table-cell table:style-name="Tabela1.A6" office:value-type="string">
            <text:p text:style-name="P49"/>
          </table:table-cell>
          <table:table-cell table:style-name="Tabela1.B6" office:value-type="string">
            <text:p text:style-name="P47"/>
          </table:table-cell>
          <table:table-cell table:style-name="Tabela1.C6" office:value-type="string">
            <text:p text:style-name="P47"/>
          </table:table-cell>
          <table:table-cell table:style-name="Tabela1.D6" office:value-type="string">
            <text:p text:style-name="P48"/>
          </table:table-cell>
        </table:table-row>
        <table:table-row table:style-name="Tabela1.1">
          <table:table-cell table:style-name="Tabela1.A7" office:value-type="string">
            <text:p text:style-name="P49"/>
          </table:table-cell>
          <table:table-cell table:style-name="Tabela1.B7" office:value-type="string">
            <text:p text:style-name="P47"/>
          </table:table-cell>
          <table:table-cell table:style-name="Tabela1.C7" office:value-type="string">
            <text:p text:style-name="P47"/>
          </table:table-cell>
          <table:table-cell table:style-name="Tabela1.D7" office:value-type="string">
            <text:p text:style-name="P48"/>
          </table:table-cell>
        </table:table-row>
        <table:table-row table:style-name="Tabela1.1">
          <table:table-cell table:style-name="Tabela1.A8" office:value-type="string">
            <text:p text:style-name="P49"/>
          </table:table-cell>
          <table:table-cell table:style-name="Tabela1.B8" office:value-type="string">
            <text:p text:style-name="P47"/>
          </table:table-cell>
          <table:table-cell table:style-name="Tabela1.C8" office:value-type="string">
            <text:p text:style-name="P47"/>
          </table:table-cell>
          <table:table-cell table:style-name="Tabela1.D8" office:value-type="string">
            <text:p text:style-name="P4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1"><text:span text:style-name="T16">Evidências das Homologaçõe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40"><text:span text:style-name="T3">Versão</text:span></text:p>
          </table:table-cell>
          <table:table-cell table:style-name="Tabela2.A1" office:value-type="string">
            <text:p text:style-name="P40"><text:span text:style-name="T3">Aprovador</text:span></text:p>
          </table:table-cell>
          <table:table-cell table:style-name="Tabela2.A1" office:value-type="string">
            <text:p text:style-name="P40"><text:span text:style-name="T3">Evidência de Homologação</text:span></text:p>
          </table:table-cell>
        </table:table-row>
        <table:table-row table:style-name="Tabela2.1">
          <table:table-cell table:style-name="Tabela2.A2" office:value-type="string">
            <text:p text:style-name="P45"><text:span text:style-name="T10">&lt;x.x&gt;</text:span></text:p>
          </table:table-cell>
          <table:table-cell table:style-name="Tabela2.B2" office:value-type="string">
            <text:p text:style-name="P45"><text:span text:style-name="T10">&lt;Nome do aprovador&gt;</text:span></text:p>
          </table:table-cell>
          <table:table-cell table:style-name="Tabela2.C2" office:value-type="string">
            <text:p text:style-name="P45"><text:span text:style-name="T10">&lt;Email que evidencie a homologação ou referência a evidência de homologação&gt;</text:span></text:p>
          </table:table-cell>
        </table:table-row>
        <table:table-row table:style-name="Tabela2.1">
          <table:table-cell table:style-name="Tabela2.A3" office:value-type="string">
            <text:p text:style-name="P50"/>
          </table:table-cell>
          <table:table-cell table:style-name="Tabela2.B3" office:value-type="string">
            <text:p text:style-name="P50"/>
          </table:table-cell>
          <table:table-cell table:style-name="Tabela2.C3" office:value-type="string">
            <text:p text:style-name="P50"/>
          </table:table-cell>
        </table:table-row>
        <table:table-row table:style-name="Tabela2.1">
          <table:table-cell table:style-name="Tabela2.A4" office:value-type="string">
            <text:p text:style-name="P50"/>
          </table:table-cell>
          <table:table-cell table:style-name="Tabela2.B4" office:value-type="string">
            <text:p text:style-name="P50"/>
          </table:table-cell>
          <table:table-cell table:style-name="Tabela2.C4" office:value-type="string">
            <text:p text:style-name="P50"/>
          </table:table-cell>
        </table:table-row>
      </table:table>
      <text:p text:style-name="Standard"/>
      <text:h text:style-name="P51" text:outline-level="1"><text:span text:style-name="T1">Conteúdo</text:span></text:h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1.<text:span text:style-name="T17"><text:tab/></text:span>Introdução<text:tab/>3</text:p>
          <text:p text:style-name="P4">1.1<text:span text:style-name="T18"><text:tab/></text:span>Visão geral do documento<text:tab/>3</text:p>
          <text:p text:style-name="P4">1.2<text:span text:style-name="T18"><text:tab/></text:span>Convenções, termos e abreviações<text:tab/>3</text:p>
          <text:p text:style-name="P5"><text:span text:style-name="T20">1.2.1</text:span><text:span text:style-name="T19"><text:tab/></text:span>Identificação dos requisitos<text:tab/>3</text:p>
          <text:p text:style-name="P5"><text:span text:style-name="T20">1.2.2</text:span><text:span text:style-name="T19"><text:tab/></text:span>Prioridades dos requisitos<text:tab/>3</text:p>
          <text:p text:style-name="P3">2.<text:span text:style-name="T17"><text:tab/></text:span>Visão geral do sistema <text:span text:style-name="T12">[seção obrigatória]</text:span><text:tab/>3</text:p>
          <text:p text:style-name="P4">2.1<text:span text:style-name="T18"><text:tab/></text:span>Abrangência e sistemas relacionados<text:tab/>3</text:p>
          <text:p text:style-name="P4">2.2<text:span text:style-name="T18"><text:tab/></text:span>Descrição do cliente<text:tab/>3</text:p>
          <text:p text:style-name="P4">2.3<text:span text:style-name="T18"><text:tab/></text:span>Descrição dos usuários<text:tab/>3</text:p>
          <text:p text:style-name="P3">3.<text:span text:style-name="T17"><text:tab/></text:span>Requisitos funcionais <text:span text:style-name="T12">[seção obrigatória]</text:span><text:tab/>3</text:p>
          <text:p text:style-name="P4"><text:span text:style-name="T20">3.1</text:span><text:span text:style-name="T18"><text:tab/></text:span><text:span text:style-name="T13">[Informe aqui o nome da subseção para agrupar requisitos funcionais relacionados]</text:span><text:tab/>3</text:p>
          <text:p text:style-name="P6">[RF001] <text:span text:style-name="T13">Nome do requisito funcional</text:span><text:tab/>3</text:p>
          <text:p text:style-name="P6">[RF002] <text:span text:style-name="T13">Nome de outro requisito funcional</text:span><text:tab/>3</text:p>
          <text:p text:style-name="P3">4.<text:span text:style-name="T17"><text:tab/></text:span>Requisitos funcionais fora do escopo <text:span text:style-name="T12">[seção obrigatória]</text:span><text:tab/>3</text:p>
          <text:p text:style-name="P3">5.<text:span text:style-name="T17"><text:tab/></text:span>Referências <text:span text:style-name="T12">[seção opcional]</text:span><text:tab/>3</text:p>
          <text:p text:style-name="P3">6.<text:span text:style-name="T17"><text:tab/></text:span>Especificações complementares <text:span text:style-name="T12">[seção opcional]</text:span><text:tab/>3</text:p>
        </text:index-body>
      </text:table-of-content>
      <text:p text:style-name="Standard"/>
      <text:h text:style-name="P16" text:outline-level="1"><text:bookmark-start text:name="_Toc467473439"/><text:bookmark-start text:name="_Toc234987793"/><text:bookmark-start text:name="_Toc497896595"/><text:bookmark-start text:name="_Toc468086040"/><text:bookmark-start text:name="_Toc467495234"/><text:bookmark-start text:name="_Toc467494864"/><text:bookmark-start text:name="_Toc467477710"/><text:bookmark-start text:name="_Toc467473971"/><text:span text:style-name="T1">Introdução</text:span><text:bookmark-end text:name="_Toc467473439"/><text:bookmark-end text:name="_Toc234987793"/><text:bookmark-end text:name="_Toc497896595"/><text:bookmark-end text:name="_Toc468086040"/><text:bookmark-end text:name="_Toc467495234"/><text:bookmark-end text:name="_Toc467494864"/><text:bookmark-end text:name="_Toc467477710"/><text:bookmark-end text:name="_Toc467473971"/></text:h>
      <text:p text:style-name="Standard">Este documento especifica os requisitos funcionais do sistema <text:span text:style-name="T14">&lt;</text:span><text:span text:style-name="T13">nome do sistema&gt;</text:span>, fornecendo aos desenvolvedores as informações necessárias para o projeto e implementação, assim como para a realização dos testes e homologação do sistema.</text:p>
      <text:h text:style-name="Heading_20_2" text:outline-level="2"><text:bookmark-start text:name="_Toc234987794"/><text:span text:style-name="T1">Visão geral do documento</text:span><text:bookmark-end text:name="_Toc234987794"/></text:h>
      <text:p text:style-name="Standard">Além desta seção introdutória, as seções seguintes estão organizadas como descrito abaixo.</text:p>
      <text:p text:style-name="List_20_Bullet"><text:span text:style-name="T22">Seção 2 – Visão geral do sistema</text:span>: apresenta uma visão geral do sistema, caracterizando qual é o seu escopo e descrevendo seus usuários.</text:p>
      <text:p text:style-name="List_20_Bullet"><text:span text:style-name="T22">Seção 3 – Requisitos funcionais</text:span>: especifica as funcionalidades do sistema.</text:p>
      <text:p text:style-name="List_20_Bullet"><text:span text:style-name="T22">Seção 4 – Requisitos funcionais fora do escopo:</text:span> apresenta as características que de antemão não farão parte do sistema.</text:p>
      <text:p text:style-name="List_20_Bullet"><text:span text:style-name="T22">Seção 5 – Referências: </text:span>apresenta referências para outros documentos utilizados para a confecção deste documento.</text:p>
      <text:p text:style-name="List_20_Bullet"><text:span text:style-name="T22">Seção 6 – Especificações complementares</text:span>:<text:span text:style-name="T22"> </text:span>Lista dos documentos de especificação complementares produzidos durante o levantamento dos requisitos funcionais, tais como:</text:p>
      <text:p text:style-name="P21"><text:span text:style-name="T22">-</text:span> Protótipo <text:span text:style-name="T20">throw away</text:span>: apresenta um esboço da interface gráfica do usuário que será evoluído no fluxo de especificação de casos de uso.</text:p>
      <text:p text:style-name="P21">- Identidade Visual do sistema: apresenta uma descrição da identidade visual que será usada como referência.</text:p>
      <text:p text:style-name="List_20_Bullet"><text:tab/>- Glossário: apresenta a descrição dos termos próprios do negócio,</text:p>
      <text:h text:style-name="Heading_20_2" text:outline-level="2"><text:bookmark-start text:name="_Toc467473441"/><text:bookmark-start text:name="_Toc234987795"/><text:bookmark-start text:name="_Toc497896682"/><text:bookmark-start text:name="_Toc497896625"/><text:bookmark-start text:name="_Toc497896534"/><text:bookmark-start text:name="_Toc497728152"/><text:bookmark-start text:name="_Toc497727739"/><text:bookmark-start text:name="_Toc468086042"/><text:bookmark-start text:name="_Toc467495236"/><text:bookmark-start text:name="_Toc467494866"/><text:bookmark-start text:name="_Toc467477712"/><text:bookmark-start text:name="_Toc467473973"/><text:span text:style-name="T1">Convenções, termos e abreviações</text:span><text:bookmark-end text:name="_Toc467473441"/><text:bookmark-end text:name="_Toc234987795"/><text:bookmark-end text:name="_Toc497896682"/><text:bookmark-end text:name="_Toc497896625"/><text:bookmark-end text:name="_Toc497896534"/><text:bookmark-end text:name="_Toc497728152"/><text:bookmark-end text:name="_Toc497727739"/><text:bookmark-end text:name="_Toc468086042"/><text:bookmark-end text:name="_Toc467495236"/><text:bookmark-end text:name="_Toc467494866"/><text:bookmark-end text:name="_Toc467477712"/><text:bookmark-end text:name="_Toc467473973"/></text:h>
      <text:p text:style-name="Standard">A correta interpretação deste documento exige o conhecimento de algumas convenções e termos específicos, que são descritos a seguir.</text:p>
      <text:h text:style-name="Heading_20_3" text:outline-level="3"><text:bookmark-start text:name="_Toc468086043"/><text:bookmark-start text:name="_Toc234987796"/><text:bookmark-start text:name="_Toc497896683"/><text:bookmark-start text:name="_Toc497896626"/><text:bookmark-start text:name="_Toc497896535"/><text:bookmark-start text:name="_Toc497728153"/><text:bookmark-start text:name="_Toc497727740"/><text:span text:style-name="T1">Identificação dos requisitos</text:span><text:bookmark-end text:name="_Toc468086043"/><text:bookmark-end text:name="_Toc234987796"/><text:bookmark-end text:name="_Toc497896683"/><text:bookmark-end text:name="_Toc497896626"/><text:bookmark-end text:name="_Toc497896535"/><text:bookmark-end text:name="_Toc497728153"/><text:bookmark-end text:name="_Toc497727740"/></text:h>
      <text:p text:style-name="Standard">Por convenção, a referência a requisitos é feita através do nome da subseção onde eles estão descritos, seguidos do identificador do requisito, de acordo com a especificação a seguir:</text:p>
      <text:p text:style-name="P31">[<text:span text:style-name="T20">nome da subseção. identificador do requisito</text:span>]</text:p>
      <text:p text:style-name="Standard">Por exemplo, o requisito funcional [Recuperação de dados.RF016] deve estar descrito em uma subseção chamada “Recuperação de dados”, em um bloco identificado pelo número [RF016]. </text:p>
      <text:p text:style-name="Standard">Os requisitos devem ser identificados com um identificador único. A numeração inicia com o identificador [RF001] e prossegue sendo incrementada à medida que forem surgindo novos requisitos.</text:p>
      <text:h text:style-name="Heading_20_3" text:outline-level="3"><text:bookmark-start text:name="_Toc468086044"/><text:bookmark-start text:name="_Toc234987797"/><text:bookmark-start text:name="_Toc497896684"/><text:bookmark-start text:name="_Toc497896627"/><text:bookmark-start text:name="_Toc497896536"/><text:bookmark-start text:name="_Toc497728154"/><text:bookmark-start text:name="_Toc497727741"/><text:span text:style-name="T1">Prioridades dos requisitos</text:span><text:bookmark-end text:name="_Toc468086044"/><text:bookmark-end text:name="_Toc234987797"/><text:bookmark-end text:name="_Toc497896684"/><text:bookmark-end text:name="_Toc497896627"/><text:bookmark-end text:name="_Toc497896536"/><text:bookmark-end text:name="_Toc497728154"/><text:bookmark-end text:name="_Toc497727741"/></text:h>
      <text:p text:style-name="Standard">Para estabelecer a prioridade dos requisitos, na seção e, foram adotadas as denominações “essencial”, “importante” e “desejável”. </text:p>
      <text:p text:style-name="List_20_Bullet"><text:span text:style-name="T22">Essencial</text:span> é o requisito sem o qual o sistema não entra em funcionamento. Requisitos essenciais são requisitos imprescindíveis, que têm que ser implementados impreterivelmente.</text:p>
      <text:p text:style-name="List_20_Bullet"><text:soft-page-break/><text:span text:style-name="T22">Importante</text:span> é o requisito sem o qual o sistema entra em funcionamento, mas de forma não satisfatória. Requisitos importantes devem ser implementados, mas, se não forem, o sistema poderá ser implantado e usado mesmo assim.</text:p>
      <text:p text:style-name="List_20_Bullet"><text:span text:style-name="T22">Desejável</text:span> 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p>
      <text:h text:style-name="Heading_20_1" text:outline-level="1"><text:bookmark-start text:name="_Ref471361536"/><text:bookmark-start text:name="_Toc234987798"/><text:bookmark-start text:name="_Toc530282744"/><text:bookmark-start text:name="_Toc506804789"/><text:bookmark-start text:name="_Toc506804632"/><text:bookmark-start text:name="_Toc468086046"/><text:bookmark-start text:name="_Toc467495238"/><text:bookmark-start text:name="_Toc467494868"/><text:bookmark-start text:name="_Toc467477714"/><text:bookmark-start text:name="_Toc467473975"/><text:bookmark-start text:name="_Toc467473443"/><text:bookmark text:name="_Hlt467473290"/><text:span text:style-name="T1">Visão geral do sistema</text:span><text:bookmark-end text:name="_Toc530282744"/><text:bookmark-end text:name="_Toc506804789"/><text:bookmark-end text:name="_Toc506804632"/><text:bookmark-end text:name="_Toc468086046"/><text:bookmark-end text:name="_Toc467495238"/><text:bookmark-end text:name="_Toc467494868"/><text:bookmark-end text:name="_Toc467477714"/><text:bookmark-end text:name="_Toc467473975"/><text:bookmark-end text:name="_Toc467473443"/><text:span text:style-name="T1"> </text:span><text:span text:style-name="T9">[seção obrigatória]</text:span><text:bookmark-end text:name="_Toc234987798"/></text:h>
      <text:p text:style-name="Standard"><text:span text:style-name="T14">[Introdução: escopo do sistema; panorama externo no qual o sistema se insere. Não mais do que três parágrafos.]</text:span></text:p>
      <text:p text:style-name="Standard"><text:bookmark-start text:name="_Toc505582876"/><text:bookmark-start text:name="_Toc468086047"/><text:bookmark-start text:name="_Toc467495239"/><text:bookmark-start text:name="_Toc467494869"/><text:bookmark-start text:name="_Toc467477715"/><text:bookmark-start text:name="_Toc467473976"/><text:bookmark-start text:name="_Toc467473444"/></text:p>
      <text:h text:style-name="Heading_20_2" text:outline-level="2"><text:bookmark-start text:name="_Toc506782743"/><text:bookmark-start text:name="_Toc234987799"/><text:bookmark-start text:name="_Toc530282745"/><text:bookmark-start text:name="_Toc506804790"/><text:bookmark-start text:name="_Toc506804633"/><text:span text:style-name="T1">Abrangência e sistemas relacionados</text:span><text:bookmark-end text:name="_Toc506782743"/><text:bookmark-end text:name="_Toc234987799"/><text:bookmark-end text:name="_Toc530282745"/><text:bookmark-end text:name="_Toc506804790"/><text:bookmark-end text:name="_Toc506804633"/><text:bookmark-end text:name="_Toc467473444"/><text:bookmark-end text:name="_Toc467473976"/><text:bookmark-end text:name="_Toc467477715"/><text:bookmark-end text:name="_Toc467494869"/><text:bookmark-end text:name="_Toc467495239"/><text:bookmark-end text:name="_Toc468086047"/><text:bookmark-end text:name="_Toc505582876"/></text:h>
      <text:p text:style-name="Standard">O sistema <text:span text:style-name="T14">[Sigla ou Nome do Sistema]</text:span> irá permitir ao TCE:</text:p>
      <text:p text:style-name="Standard"><text:span text:style-name="T14">[Listar aqui, em tópicos resumidos, os principais requisitos funcionais do sistema]</text:span></text:p>
      <text:list xml:id="list332487881" text:style-name="WWNum32">
        <text:list-item>
          <text:p text:style-name="P32">...</text:p>
        </text:list-item>
        <text:list-item>
          <text:p text:style-name="P32"/>
        </text:list-item>
      </text:list>
      <text:p text:style-name="Standard"/>
      <text:p text:style-name="Standard"><text:span text:style-name="T23">Nota: As características listadas acima têm como objetivo apenas sumarizar uma primeira expectativa sobre o que o sistema deve fazer, porém, para que essa expectativa seja implementada, é necessário que corresponda aos requisitos registrados na seção 3. </text:span></text:p>
      <text:p text:style-name="Standard"/>
      <text:p text:style-name="Standard">O <text:span text:style-name="T14">[Sigla ou Nome do Sistema]</text:span> utilizará informações e processos implementados nos sistemas:</text:p>
      <text:p text:style-name="Standard"><text:span text:style-name="T14">[Listar aqui os outros sistemas com os quais este sistema se integra, mencionando quais integrações terá com cada um. Se necessário, fazer referência a documento de integração detalhado.]</text:span></text:p>
      <text:list xml:id="list80629422184989" text:continue-numbering="true" text:style-name="WWNum32">
        <text:list-item>
          <text:p text:style-name="P32">...</text:p>
        </text:list-item>
        <text:list-item>
          <text:p text:style-name="P32">...</text:p>
        </text:list-item>
      </text:list>
      <text:h text:style-name="Heading_20_2" text:outline-level="2"><text:bookmark-start text:name="_Toc505582877"/><text:bookmark-start text:name="_Toc468086048"/><text:bookmark-start text:name="_Toc467495240"/><text:bookmark-start text:name="_Toc467494870"/><text:bookmark-start text:name="_Toc467477716"/><text:bookmark-start text:name="_Toc467473977"/><text:bookmark-start text:name="_Toc467473445"/><text:bookmark-start text:name="_Toc234987800"/><text:bookmark-start text:name="_Toc530282746"/><text:bookmark-start text:name="_Toc506804791"/><text:bookmark-start text:name="_Toc506804634"/><text:bookmark-start text:name="_Toc506782744"/><text:span text:style-name="T1">Descrição do cliente</text:span><text:bookmark-end text:name="_Toc505582877"/><text:bookmark-end text:name="_Toc234987800"/><text:bookmark-end text:name="_Toc530282746"/><text:bookmark-end text:name="_Toc506804791"/><text:bookmark-end text:name="_Toc506804634"/><text:bookmark-end text:name="_Toc506782744"/></text:h>
      <text:p text:style-name="Text_20_body">[Descrever em dois ou três parágrafos a instituição e o(s) segmento(s) administrativo(s) para a qual o sistema está sendo desenvolvido.]</text:p>
      <text:h text:style-name="Heading_20_2" text:outline-level="2"><text:bookmark-start text:name="_Toc505582878"/><text:bookmark-start text:name="_Toc234987801"/><text:bookmark-start text:name="_Toc530282747"/><text:bookmark-start text:name="_Toc506804792"/><text:bookmark-start text:name="_Toc506804635"/><text:bookmark-start text:name="_Toc506782745"/><text:span text:style-name="T1">Descrição dos usuários</text:span><text:bookmark-end text:name="_Toc505582878"/><text:bookmark-end text:name="_Toc234987801"/><text:bookmark-end text:name="_Toc530282747"/><text:bookmark-end text:name="_Toc506804792"/><text:bookmark-end text:name="_Toc506804635"/><text:bookmark-end text:name="_Toc506782745"/><text:bookmark-end text:name="_Toc467473445"/><text:bookmark-end text:name="_Toc467473977"/><text:bookmark-end text:name="_Toc467477716"/><text:bookmark-end text:name="_Toc467494870"/><text:bookmark-end text:name="_Toc467495240"/><text:bookmark-end text:name="_Toc468086048"/></text:h>
      <text:p text:style-name="Standard"><text:span text:style-name="T14">[Descrever em dois ou três parágrafos os usuários do sistema: atribuições, peculiaridades, cargos etc.]</text:span></text:p>
      <text:p text:style-name="Standard"><text:bookmark-start text:name="_Toc2349878021"/><text:bookmark-end text:name="_Toc2349878021"/></text:p>
      <text:h text:style-name="P18" text:outline-level="1"><text:span text:style-name="T7">Histórias de usuário</text:span><text:bookmark-start text:name="_Toc2349878022"/><text:span text:style-name="T1"> </text:span><text:span text:style-name="T9">[seção obrigatória]</text:span><text:bookmark-end text:name="_Toc2349878022"/></text:h>
      <text:p text:style-name="Standard"/>
      <table:table table:name="Tabela6" table:style-name="Tabela6">
        <table:table-column table:style-name="Tabela6.A"/>
        <table:table-row table:style-name="TableLine3220751962992">
          <table:table-cell table:style-name="Tabela6.A1" office:value-type="string">
            <text:p text:style-name="Table_20_Contents"/>
          </table:table-cell>
        </table:table-row>
        <table:table-row table:style-name="TableLine3220751962992">
          <table:table-cell table:style-name="Tabela6.A1" office:value-type="string">
            <text:p text:style-name="Table_20_Contents"/>
          </table:table-cell>
        </table:table-row>
      </table:table>
      <text:p text:style-name="Standard"/>
      <text:h text:style-name="P15" text:outline-level="1"><text:bookmark-start text:name="_Toc234987802"/><text:bookmark-end text:name="_Ref471361536"/><text:soft-page-break/><text:span text:style-name="T1">Requisitos funcionais </text:span><text:span text:style-name="T9">[seção obrigatória]</text:span><text:bookmark-end text:name="_Toc234987802"/></text:h>
      <text:h text:style-name="Heading_20_2" text:outline-level="2"><text:bookmark-start text:name="_Toc467473450"/><text:bookmark-start text:name="_Toc234987803"/><text:bookmark-start text:name="_Toc497896603"/><text:bookmark-start text:name="_Toc497726443"/><text:bookmark-start text:name="_Toc468086053"/><text:bookmark-start text:name="_Toc467495245"/><text:bookmark-start text:name="_Toc467494875"/><text:bookmark-start text:name="_Toc467477721"/><text:bookmark-start text:name="_Toc467473982"/><text:span text:style-name="T8">[Informe aqui o nome da subseção para agrupar requisitos funcionais relacionados</text:span><text:bookmark-end text:name="_Toc467473450"/><text:bookmark-end text:name="_Toc497896603"/><text:bookmark-end text:name="_Toc497726443"/><text:bookmark-end text:name="_Toc468086053"/><text:bookmark-end text:name="_Toc467495245"/><text:bookmark-end text:name="_Toc467494875"/><text:bookmark-end text:name="_Toc467477721"/><text:bookmark-end text:name="_Toc467473982"/><text:span text:style-name="T8">]</text:span><text:bookmark-end text:name="_Toc234987803"/></text:h>
      <text:p text:style-name="Standard"/>
      <text:h text:style-name="P22" text:outline-level="3"><text:span text:style-name="T1"><text:s/></text:span><text:bookmark-start text:name="_Toc234987804"/><text:bookmark-start text:name="_Toc497896604"/><text:bookmark-start text:name="_Toc497726444"/><text:bookmark-start text:name="_Toc468086054"/><text:bookmark-start text:name="_Toc467495246"/><text:bookmark-start text:name="_Toc467494876"/><text:bookmark-start text:name="_Toc467477722"/><text:bookmark-start text:name="_Toc467473983"/><text:bookmark-start text:name="_Toc467473451"/><text:span text:style-name="T1">[RF001] </text:span><text:span text:style-name="T8">Nome do requisito funcional</text:span><text:bookmark-end text:name="_Toc234987804"/><text:bookmark-end text:name="_Toc497896604"/><text:bookmark-end text:name="_Toc497726444"/><text:bookmark-end text:name="_Toc468086054"/><text:bookmark-end text:name="_Toc467495246"/><text:bookmark-end text:name="_Toc467494876"/><text:bookmark-end text:name="_Toc467477722"/><text:bookmark-end text:name="_Toc467473983"/><text:bookmark-end text:name="_Toc467473451"/></text:h>
      <text:p text:style-name="Standard"><text:span text:style-name="T22">Descrição do requisito funcional: </text:span><text:span text:style-name="T14">[Pequena descrição do requisito funcional. Um ou dois parágrafos.]</text:span></text:p>
      <text:p text:style-name="P3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D"/>
        <table:table-column table:style-name="Tabela4.G"/>
        <table:table-row table:style-name="Tabela4.1">
          <table:table-cell table:style-name="Tabela4.A1" office:value-type="string">
            <text:p text:style-name="P34"><text:span text:style-name="T22">Prioridade</text:span>:</text:p>
          </table:table-cell>
          <table:table-cell table:style-name="Tabela4.A1" office:value-type="string">
            <text:p text:style-name="P27"><text:span text:style-name="T24"></text:span></text:p>
          </table:table-cell>
          <table:table-cell table:style-name="Tabela4.A1" office:value-type="string">
            <text:p text:style-name="P29">Essencial</text:p>
          </table:table-cell>
          <table:table-cell table:style-name="Tabela4.A1" office:value-type="string">
            <text:p text:style-name="P27"><text:span text:style-name="T24"></text:span></text:p>
          </table:table-cell>
          <table:table-cell table:style-name="Tabela4.A1" office:value-type="string">
            <text:p text:style-name="P29">Importante</text:p>
          </table:table-cell>
          <table:table-cell table:style-name="Tabela4.A1" office:value-type="string">
            <text:p text:style-name="P27"><text:span text:style-name="T24"></text:span></text:p>
          </table:table-cell>
          <table:table-cell table:style-name="Tabela4.A1" office:value-type="string">
            <text:p text:style-name="P29">Desejável</text:p>
          </table:table-cell>
        </table:table-row>
      </table:table>
      <text:p text:style-name="Standard"/>
      <text:h text:style-name="P22" text:outline-level="1"><text:bookmark-start text:name="_Toc497896605"/><text:bookmark-start text:name="_Toc497726448"/><text:bookmark-start text:name="_Toc468086057"/><text:bookmark-start text:name="_Toc467495251"/><text:bookmark-start text:name="_Toc467494885"/><text:bookmark-start text:name="_Toc467477732"/><text:bookmark-start text:name="_Toc467473993"/><text:bookmark-start text:name="_Toc467473452"/><text:span text:style-name="T1"><text:s/></text:span><text:bookmark-start text:name="_Toc234987805"/><text:span text:style-name="T1">[RF002] </text:span><text:span text:style-name="T8">Nome de outro requisito funcional</text:span><text:bookmark-end text:name="_Toc497896605"/><text:bookmark-end text:name="_Toc497726448"/><text:bookmark-end text:name="_Toc468086057"/><text:bookmark-end text:name="_Toc467495251"/><text:bookmark-end text:name="_Toc467494885"/><text:bookmark-end text:name="_Toc467477732"/><text:bookmark-end text:name="_Toc467473993"/><text:bookmark-end text:name="_Toc467473452"/><text:bookmark-end text:name="_Toc234987805"/></text:h>
      <text:p text:style-name="Standard"/>
      <text:h text:style-name="Heading_20_1" text:outline-level="1"><text:bookmark-start text:name="_Toc234987806"/><text:span text:style-name="T1">Requisitos funcionais fora do escopo </text:span><text:span text:style-name="T9">[seção obrigatória]</text:span><text:bookmark-end text:name="_Toc234987806"/></text:h>
      <text:p text:style-name="Standard">Durante o levantamento foram identificados os seguintes requisitos funcionais que <text:span text:style-name="T22">NÃO</text:span> farão parte do escopo deste sistema <text:span text:style-name="T14">[Não deixe esta seção sem preenchimento, quando não for documentar o escopo negativo, deve-se escrever: “Não serão documentados os requisitos fora do escopo do sistema.”]</text:span>:</text:p>
      <text:list xml:id="list2683252935" text:style-name="WWNum35">
        <text:list-item>
          <text:p text:style-name="P35"/>
        </text:list-item>
      </text:list>
      <text:h text:style-name="P17" text:outline-level="1"><text:bookmark-start text:name="_Toc2349878061"/><text:span text:style-name="T1">Requisitos </text:span><text:span text:style-name="T7">não </text:span><text:span text:style-name="T1">funcionais </text:span><text:span text:style-name="T9">[seção obrigatória]</text:span><text:bookmark-end text:name="_Toc2349878061"/></text:h>
      <text:p text:style-name="P38">[listar os requisitos não funcionais do sistema]</text:p>
      <text:list xml:id="list3590081006" text:style-name="L1">
        <text:list-item>
          <text:p text:style-name="P37"/>
        </text:list-item>
      </text:list>
      <text:h text:style-name="P17" text:outline-level="1"><text:span text:style-name="T7">Diagramas de caso de uso</text:span><text:bookmark-start text:name="_Toc23498780611"/><text:span text:style-name="T1"> </text:span><text:span text:style-name="T9">[seção obrigatória]</text:span><text:bookmark-end text:name="_Toc23498780611"/></text:h>
      <text:p text:style-name="P36"><text:span text:style-name="T25">Pelo menos 10 diagramas de caso de uso</text:span></text:p>
      <text:h text:style-name="Heading_20_1" text:outline-level="1"><text:bookmark-start text:name="_Toc234987807"/><text:span text:style-name="T1">Referências </text:span><text:span text:style-name="T9">[seção opcional]</text:span><text:bookmark-end text:name="_Toc234987807"/></text:h>
      <text:p text:style-name="Standard">Os seguintes documentos serviram de base para o levantamento de requisitos funcionais do sistema:</text:p>
      <text:list xml:id="list80629613006655" text:continue-list="list2683252935" text:style-name="WWNum35">
        <text:list-item>
          <text:p text:style-name="P35"/>
        </text:list-item>
      </text:list>
      <text:h text:style-name="Heading_20_1" text:outline-level="1"><text:bookmark-start text:name="_Toc234987808"/><text:span text:style-name="T1">Especificações complementares </text:span><text:span text:style-name="T9">[seção opcional]</text:span><text:bookmark-end text:name="_Toc234987808"/></text:h>
      <text:p text:style-name="Standard">Além dos requisitos funcionais identificados e descritos na seção 3, foram produzidos os seguintes artefatos de especificação complementares:</text:p>
      <text:p text:style-name="Standard"/>
      <text:p text:style-name="P1"/>
      <text:p text:style-name="P2"><text:soft-page-break/></text:p>
      <text:p text:style-name="Body_20_Text_20_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>
      <style:text-properties fo:color="#0000ff" loext:opacity="100%" fo:font-style="italic" style:font-style-asian="italic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2f2f2"/>
      <style:paragraph-properties fo:margin-top="0.423cm" fo:margin-bottom="0.212cm" style:contextual-spacing="false" fo:background-color="#f2f2f2" fo:padding-left="0.141cm" fo:padding-right="0.141cm" fo:padding-top="0.035cm" fo:padding-bottom="0.035cm" fo:border="0.51pt solid #000000" style:shadow="#000000 0.018cm 0.018cm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style:font-name="Arial" fo:font-family="Arial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0pt" style:font-size-asian="10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Requisito" style:family="paragraph" style:parent-style-name="Heading_20_3" style:next-style-name="Standard" style:default-outline-level="3" style:list-style-name="">
      <style:paragraph-properties fo:margin-top="0.423cm" fo:margin-bottom="0.212cm" style:contextual-spacing="false" fo:text-align="center" style:justify-single-word="false" fo:padding-left="0.141cm" fo:padding-right="0.141cm" fo:padding-top="0.035cm" fo:padding-bottom="0.035cm" fo:border="0.51pt solid #000000" style:shadow="#000000 0.018cm 0.018cm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text-align="start" style:justify-single-word="false" fo:orphans="2" fo:widows="2" fo:keep-with-next="always" style:writing-mode="lr-tb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roman" style:font-pitch="variable" fo:font-size="10pt" style:font-size-asian="10pt"/>
    </style:style>
    <style:style style:name="List_20_Number" style:display-name="List Number" style:family="paragraph" style:parent-style-name="Standard" style:list-style-name="WWNum6"/>
    <style:style style:name="List_20_Bullet" style:display-name="List Bullet" style:family="paragraph" style:parent-style-name="Standard" style:auto-update="true">
      <style:paragraph-properties fo:margin-left="1.27cm" fo:margin-right="0cm" fo:text-indent="0cm" style:auto-text-indent="false"/>
      <style:text-properties style:font-weight-complex="bold"/>
    </style:style>
    <style:style style:name="Footer" style:family="paragraph" style:parent-style-name="Standard" style:class="extra">
      <style:paragraph-properties fo:margin-top="0.106cm" fo:margin-bottom="0cm" style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roman" style:font-pitch="variable" fo:font-size="8pt" style:font-size-asian="8pt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 fo:text-align="start" style:justify-single-word="false"/>
      <style:text-properties fo:font-style="italic" fo:font-weight="bold" style:font-style-asian="italic" style:font-weight-asian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.212cm" fo:margin-bottom="0cm" style:contextual-spacing="false" fo:text-align="start" style:justify-single-word="false" fo:text-indent="0cm" style:auto-text-indent="false"/>
      <style:text-properties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3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 style:default-outline-level="6" style:list-style-name="">
      <style:paragraph-properties fo:margin-top="0.212cm" fo:margin-bottom="0.106cm" style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style:contextual-spacing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Body_20_Text_20_2" style:display-name="Body Text 2" style:family="paragraph" style:parent-style-name="Standard">
      <style:text-properties fo:font-style="italic" style:font-style-asian="italic"/>
    </style:style>
    <style:style style:name="Body_20_Text_20_3" style:display-name="Body Text 3" style:family="paragraph" style:parent-style-name="Standard">
      <style:text-properties fo:color="#0000ff" loext:opacity="100%"/>
    </style:style>
    <style:style style:name="TituloApresentacao" style:family="paragraph" style:parent-style-name="Standard">
      <style:paragraph-properties fo:margin-top="0.212cm" fo:margin-bottom="0.212cm" style:contextual-spacing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Titulo1" style:family="paragraph" style:parent-style-name="Title">
      <style:paragraph-properties fo:text-align="end" style:justify-single-word="false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text-align="center" style:justify-single-word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TituloApendice" style:family="paragraph" style:parent-style-name="Heading_20_1" style:next-style-name="Standard" style:default-outline-level="1" style:list-style-name="WWNum27"/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roman" style:font-pitch="variable" fo:font-size="10pt" fo:language="en" fo:country="US" style:font-size-asian="10pt"/>
    </style:style>
    <style:style style:name="tituloApendice_20_2" style:display-name="tituloApendice 2" style:family="paragraph" style:parent-style-name="Heading_20_2" style:next-style-name="Standard" style:default-outline-level="2" style:list-style-name="WWNum22" style:list-level="1">
      <style:text-properties fo:font-size="12pt" style:font-size-asian="12pt"/>
    </style:style>
    <style:style style:name="annotation_20_text" style:display-name="annotation text" style:family="paragraph" style:parent-style-name="Standard">
      <style:text-properties fo:font-size="10pt" style:font-size-asian="10pt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moveable_20_Text" style:display-name="Removeable Text" style:family="paragraph" style:parent-style-name="Standard" style:next-style-name="Standard">
      <style:paragraph-properties fo:margin-top="0cm" fo:margin-bottom="0.106cm" style:contextual-spacing="false" fo:text-align="start" style:justify-single-word="false"/>
      <style:text-properties fo:color="#0000ff" loext:opacity="100%" style:font-name="Arial" fo:font-family="Arial" style:font-family-generic="roman" style:font-pitch="variable" fo:font-size="10pt" fo:language="en" fo:country="GB" fo:font-style="italic" style:font-size-asian="10pt" style:language-asian="en" style:country-asian="US" style:font-style-asian="italic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fo:font-style="italic" fo:font-weight="bold" style:font-style-asian="italic" style:font-weight-asian="bold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9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94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95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ListLabel_20_96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97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98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99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100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10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1.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3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7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8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9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0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1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2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3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27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ListLabel_20_29" loext:num-list-format="%2%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ListLabel_20_39" loext:num-list-format="%2%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ListLabel_20_4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ListLabel_20_4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ListLabel_20_4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ListLabel_20_4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ListLabel_20_4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ListLabel_20_4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ListLabel_20_4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ListLabel_20_48" loext:num-list-format="%2%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ListLabel_20_4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ListLabel_20_5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ListLabel_20_5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ListLabel_20_5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ListLabel_20_5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ListLabel_20_5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ListLabel_20_5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56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6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6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6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6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75" loext:num-list-format="%1%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8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8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1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1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1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1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1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1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1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1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2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2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4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2"/>
      </text:list-level-style-bullet>
      <text:list-level-style-bullet text:level="7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1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4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2"/>
      </text:list-level-style-bullet>
      <text:list-level-style-bullet text:level="7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3" style:family="table">
      <style:table-properties style:width="16.193cm" fo:margin-left="-0.191cm" fo:margin-top="0cm" fo:margin-bottom="0cm" table:align="left" style:may-break-between-rows="false" style:writing-mode="lr-tb"/>
    </style:style>
    <style:style style:name="Tabela3.A" style:family="table-column">
      <style:table-column-properties style:column-width="11.192cm"/>
    </style:style>
    <style:style style:name="Tabela3.B" style:family="table-column">
      <style:table-column-properties style:column-width="4.999cm"/>
    </style:style>
    <style:style style:name="Tabela3.1" style:family="table-row">
      <style:table-row-properties style:min-row-height="0.474cm" fo:keep-together="always"/>
    </style:style>
    <style:style style:name="Tabela3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ela5" style:family="table">
      <style:table-properties style:width="16.193cm" fo:margin-left="-0.191cm" fo:margin-top="0cm" fo:margin-bottom="0cm" table:align="left" style:may-break-between-rows="false" style:writing-mode="lr-tb"/>
    </style:style>
    <style:style style:name="Tabela5.A" style:family="table-column">
      <style:table-column-properties style:column-width="11.192cm"/>
    </style:style>
    <style:style style:name="Tabela5.B" style:family="table-column">
      <style:table-column-properties style:column-width="4.999cm"/>
    </style:style>
    <style:style style:name="Tabela5.1" style:family="table-row">
      <style:table-row-properties style:min-row-height="0.474cm" fo:keep-together="always"/>
    </style:style>
    <style:style style:name="Tabela5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MP1" style:family="paragraph" style:parent-style-name="Standard">
      <style:paragraph-properties fo:margin-top="0cm" fo:margin-bottom="0cm" style:contextual-spacing="false"/>
    </style:style>
    <style:style style:name="MP2" style:family="paragraph" style:parent-style-name="Standard">
      <style:paragraph-properties fo:margin-top="0cm" fo:margin-bottom="0cm" style:contextual-spacing="false" fo:padding-left="0cm" fo:padding-right="0cm" fo:padding-top="0.035cm" fo:padding-bottom="0cm" fo:border-left="none" fo:border-right="none" fo:border-top="0.74pt solid #000000" fo:border-bottom="none"/>
    </style:style>
    <style:style style:name="MP3" style:family="paragraph" style:parent-style-name="Standard">
      <style:paragraph-properties fo:margin-top="0cm" fo:margin-bottom="0cm" style:contextual-spacing="false" fo:text-align="end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MP4" style:family="paragraph" style:parent-style-name="Standard">
      <style:paragraph-properties fo:margin-top="0cm" fo:margin-bottom="0cm" style:contextual-spacing="false" fo:text-align="start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MP5" style:family="paragraph" style:parent-style-name="Header">
      <style:paragraph-properties fo:margin-top="0cm" fo:margin-bottom="0cm" style:contextual-spacing="false"/>
    </style:style>
    <style:style style:name="MP6" style:family="paragraph" style:parent-style-name="Footer">
      <style:paragraph-properties fo:margin-left="0cm" fo:margin-right="0.635cm" fo:text-indent="0cm" style:auto-text-indent="false"/>
    </style:style>
    <style:style style:name="MP7" style:family="paragraph" style:parent-style-name="Footer">
      <style:paragraph-properties fo:padding="0cm" fo:border="none"/>
    </style:style>
    <style:style style:name="MP8" style:family="paragraph" style:parent-style-name="Header">
      <style:paragraph-properties fo:text-align="end" style:justify-single-word="false" fo:padding-left="0cm" fo:padding-right="0cm" fo:padding-top="0.035cm" fo:padding-bottom="0.106cm" fo:border-left="none" fo:border-right="none" fo:border-top="0.51pt solid #000000" fo:border-bottom="0.51pt solid #000000"/>
    </style:style>
    <style:style style:name="MP9" style:family="paragraph" style:parent-style-name="Header">
      <style:paragraph-properties fo:margin-top="0.106cm" fo:margin-bottom="0cm" style:contextual-spacing="false"/>
    </style:style>
    <style:style style:name="MP10" style:family="paragraph" style:parent-style-name="Footer">
      <style:paragraph-properties fo:text-align="start" style:justify-single-word="false" fo:orphans="0" fo:widows="0"/>
    </style:style>
    <style:style style:name="MP11" style:family="paragraph" style:parent-style-name="Footer">
      <style:paragraph-properties fo:text-align="end" style:justify-single-word="false" fo:orphans="0" fo:widows="0"/>
    </style:style>
    <style:style style:name="MT1" style:family="text"/>
    <style:style style:name="MT2" style:family="text">
      <style:text-properties style:language-asian="en" style:country-asian="US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1cm" style:dynamic-spacing="true"/>
      </style:header-style>
      <style:footer-style>
        <style:header-footer-properties fo:min-height="1.302cm" fo:margin-left="0cm" fo:margin-right="0cm" fo:margin-top="1.2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frame draw:style-name="Mfr1" draw:name="Imagem 3" text:anchor-type="char" svg:x="14.009cm" svg:y="0.346cm" svg:width="1.69cm" svg:height="1.813cm" draw:z-index="0"><draw:image xlink:href="Pictures/100C00A80000096000000A0EAD671D6070A5EDE3.wmf" xlink:type="simple" xlink:show="embed" xlink:actuate="onLoad" draw:mime-type="image/x-wmf"/><draw:image xlink:href="Pictures/100000010000005B00000061B53AE0F6D31A8E38.png" xlink:type="simple" xlink:show="embed" xlink:actuate="onLoad" draw:mime-type="image/png"/></draw:frame></text:p>
        <text:p text:style-name="MP3"/>
        <text:p text:style-name="MP4"/>
        <text:p text:style-name="MP3"/>
        <text:p text:style-name="MP3"/>
        <text:p text:style-name="MP5"/>
      </style:header>
      <style:footer>
        <text:p text:style-name="MP6"><draw:frame draw:style-name="Mfr2" draw:name="Quadro2" text:anchor-type="paragraph" svg:y="0.002cm" draw:z-index="0"><draw:text-box fo:min-height="0cm" fo:min-width="0.041cm"><text:p text:style-name="MP7"><text:span text:style-name="page_20_number"><text:page-number text:select-page="current">0</text:page-number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8"><draw:frame draw:style-name="Mfr3" draw:name="Imagem 5" text:anchor-type="as-char" svg:width="2.298cm" svg:height="2.459cm" draw:z-index="0"><draw:image xlink:href="Pictures/100000000000009A000000A5B4A66513AD45ACEA.jpg" xlink:type="simple" xlink:show="embed" xlink:actuate="onLoad" draw:mime-type="image/jpeg"/><svg:desc>tcepe</svg:desc></draw:frame></text:p>
      </style:header>
    </style:master-page>
    <style:master-page style:name="Converted1" style:page-layout-name="Mpm2" draw:style-name="Mdp1" style:next-style-name="Converted2">
      <style:header>
        <text:p text:style-name="Header"/>
      </style:header>
    </style:master-page>
    <style:master-page style:name="Converted2" style:page-layout-name="Mpm1" draw:style-name="Mdp1">
      <style:header>
        <text:p text:style-name="MP1"/>
        <text:p text:style-name="MP2"><draw:frame draw:style-name="Mfr1" text:anchor-type="char" svg:x="14.009cm" svg:y="0.346cm" svg:width="1.69cm" svg:height="1.813cm" draw:z-index="0"><draw:image xlink:href="Pictures/100C00A80000096000000A0EAD671D6070A5EDE3.wmf" xlink:type="simple" xlink:show="embed" xlink:actuate="onLoad" draw:mime-type="image/x-wmf"/><draw:image xlink:href="Pictures/100000010000005B00000061B53AE0F6D31A8E38.png" xlink:type="simple" xlink:show="embed" xlink:actuate="onLoad" draw:mime-type="image/png"/></draw:frame></text:p>
        <text:p text:style-name="MP3"/>
        <text:p text:style-name="MP4"/>
        <text:p text:style-name="MP3"/>
        <text:p text:style-name="MP3"/>
        <text:p text:style-name="MP5"/>
      </style:header>
      <style:footer>
        <text:p text:style-name="MP6"><draw:frame draw:style-name="Mfr2" text:anchor-type="paragraph" svg:y="0.002cm" draw:z-index="0"><draw:text-box fo:min-height="0cm" fo:min-width="0.041cm"><text:p text:style-name="MP7"><text:span text:style-name="page_20_number"><text:page-number text:select-page="current">0</text:page-number></text:span></text:p></draw:text-box></draw:frame></text:p>
      </style:footer>
    </style:master-page>
    <style:master-page style:name="Converted3" style:page-layout-name="Mpm1" draw:style-name="Mdp1">
      <style:header>
        <text:p text:style-name="MP9"/>
      </style:header>
      <style:foot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0"><text:bookmark-start text:name="_Ref471361557"/><text:span text:style-name="MT2">Template de referência: TemplateDocumentoRequisitosFuncionais_V1.0.dot</text:span></text:p>
            </table:table-cell>
            <table:table-cell table:style-name="Tabela3.A1" office:value-type="string">
              <text:p text:style-name="MP11">Página <text:span text:style-name="page_20_number"><text:page-number text:select-page="current">3</text:page-number></text:span><text:span text:style-name="page_20_number"><text:s/>de </text:span><text:span text:style-name="page_20_number"><text:page-count>7</text:page-count></text:span><text:bookmark-end text:name="_Ref471361557"/></text:p>
            </table:table-cell>
          </table:table-row>
        </table:table>
        <text:p text:style-name="Footer"/>
      </style:footer>
    </style:master-page>
    <style:master-page style:name="Converted4" style:page-layout-name="Mpm1" draw:style-name="Mdp1">
      <style:header>
        <text:p text:style-name="MP9"/>
      </style:header>
      <style:foot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10"><text:bookmark-start text:name="_Ref4713615574"/><text:span text:style-name="MT2">Template de referência: TemplateDocumentoRequisitosFuncionais_V1.0.dot</text:span></text:p>
            </table:table-cell>
            <table:table-cell table:style-name="Tabela5.A1" office:value-type="string">
              <text:p text:style-name="MP11">Página <text:span text:style-name="page_20_number"><text:page-number text:select-page="current">7</text:page-number></text:span><text:span text:style-name="page_20_number"><text:s/>de </text:span><text:span text:style-name="page_20_number"><text:page-count>7</text:page-count></text:span><text:bookmark-end text:name="_Ref4713615574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1 Introdução</dc:title>
    <meta:initial-creator>1334</meta:initial-creator>
    <meta:editing-cycles>3</meta:editing-cycles>
    <meta:print-date>2001-09-05T14:41:00</meta:print-date>
    <meta:creation-date>2014-12-09T13:08:00</meta:creation-date>
    <dc:date>2022-09-09T08:04:45.681000000</dc:date>
    <meta:editing-duration>PT1H43M49S</meta:editing-duration>
    <meta:generator>LibreOffice/7.3.4.2$Windows_X86_64 LibreOffice_project/728fec16bd5f605073805c3c9e7c4212a0120dc5</meta:generator>
    <meta:document-statistic meta:table-count="6" meta:image-count="3" meta:object-count="0" meta:page-count="7" meta:paragraph-count="111" meta:word-count="1014" meta:character-count="6915" meta:non-whitespace-character-count="6020"/>
    <meta:user-defined meta:name="AppVersion">12.0000</meta:user-defined>
    <meta:user-defined meta:name="Company">CESAR</meta:user-defined>
    <meta:template xlink:type="simple" xlink:actuate="onRequest" xlink:title="TemplateDocumentoRequisitosFuncionais_V1.0.dot" xlink:href=""/>
  </office:meta>
</office:document-meta>
</file>